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1_01_0.1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2_02_0.2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1_01_0.1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2_02_0.2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MISH_MISH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MISH_MISH_MISH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MISH_MISH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MISH_MISH_MISH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W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W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W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W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L1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L1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2_02_0.2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L1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Sheet1.F2:Sheet1.F13 Sheet1.F38:Sheet1.F39 Sheet1.F70:Sheet1.F70 Sheet1.F42:Sheet1.F43 Sheet1.F46:Sheet1.F47 Sheet1.F50:Sheet1.F51 Sheet1.F54:Sheet1.F55 Sheet1.F58:Sheet1.F59 Sheet1.F62:Sheet1.F63 Sheet1.F66:Sheet1.F67 Sheet1.F72:Sheet1.F74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14">
      <number:month number:textual="true"/>
      <number:text>-</number:text>
      <number:year/>
    </number:date-style>
    <number:currency-style style:name="N11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date-style style:name="N121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3T16:17:37.839000000</dc:date>
    <meta:editing-duration>P1DT10H47M34S</meta:editing-duration>
    <meta:editing-cycles>162</meta:editing-cycles>
    <meta:document-statistic meta:table-count="1" meta:cell-count="532" meta:object-count="0"/>
  </office:meta>
</office:document-meta>
</file>